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Line_20_with_20_Fine_20_Dots" svg:stroke-width="0.051cm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 draw:shadow="visible" draw:shadow-offset-x="0.203cm" draw:shadow-offset-y="0.203cm" draw:shadow-color="#c0c0c0" draw:shadow-opacity="60%"/>
    </style:style>
    <style:style style:name="gr2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2_20_Dots_20_3_20_Dashes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svg:stroke-color="#008000" draw:fill="none" draw:fill-color="#ffffff" draw:textarea-horizontal-align="left" draw:auto-grow-height="true" draw:auto-grow-width="false" fo:min-height="1.175cm" fo:min-width="12.2cm"/>
    </style:style>
    <style:style style:name="gr5" style:family="graphic" style:parent-style-name="standard">
      <style:graphic-properties draw:stroke="solid" draw:stroke-dash="Ultrafine_20_Dashed" svg:stroke-color="#008000" draw:marker-end="Arrow" draw:marker-end-width="0.3cm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9cm" fo:min-width="1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5cm" fo:min-width="2.04cm"/>
    </style:style>
    <style:style style:name="gr8" style:family="graphic" style:parent-style-name="standard">
      <style:graphic-properties draw:stroke="dash" draw:stroke-dash="Ultrafine_20_Dashed" svg:stroke-color="#ff0000" draw:fill="none" draw:fill-color="#ffffff" draw:textarea-horizontal-align="left" draw:auto-grow-height="true" draw:auto-grow-width="false" fo:min-height="1.146cm" fo:min-width="12.2cm"/>
    </style:style>
    <style:style style:name="gr9" style:family="graphic" style:parent-style-name="standard">
      <style:graphic-properties svg:stroke-color="#ff0000" draw:marker-end="Arrow" draw:marker-end-width="0.3cm" draw:fill="solid" draw:fill-color="#ffffff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99cm" fo:min-width="5.21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dash" draw:stroke-dash="Ultrafine_20_Dashed" svg:stroke-color="#0084d1" draw:fill="none" fo:min-height="1.02cm"/>
    </style:style>
    <style:style style:name="gr14" style:family="graphic" style:parent-style-name="standard">
      <style:graphic-properties svg:stroke-color="#0084d1"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family="Arial" style:font-style-name="Normal" style:font-family-generic="swiss" style:font-pitch="variable" fo:font-size="15pt" style:font-size-asian="18pt" style:font-size-complex="18pt"/>
    </style:style>
    <style:style style:name="P2" style:family="paragraph">
      <style:text-properties fo:font-family="Arial" style:font-style-name="Normal" style:font-family-generic="swiss" style:font-pitch="variable" fo:font-size="15pt" style:font-size-asian="18pt" style:font-size-complex="18pt"/>
    </style:style>
    <style:style style:name="P3" style:family="paragraph">
      <style:text-properties fo:font-family="Arial" style:font-style-name="Normal" style:font-family-generic="swiss" style:font-pitch="variable" fo:font-size="15pt" style:font-size-asian="18pt" style:font-size-complex="18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3.814cm" svg:height="9.622cm" svg:x="12.663cm" svg:y="7.9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3.814cm" svg:height="0.916cm" svg:x="12.663cm" svg:y="13.623cm">
          <text:p text:style-name="P1">EDI</text:p>
          <draw:enhanced-geometry svg:viewBox="0 0 21600 21600" draw:type="rectangle" draw:enhanced-path="M 0 0 L 21600 0 21600 21600 0 21600 0 0 Z N"/>
        </draw:custom-shape>
        <draw:custom-shape draw:style-name="gr2" draw:text-style-name="P1" draw:id="id4" draw:layer="layout" svg:width="3.814cm" svg:height="0.681cm" svg:x="12.663cm" svg:y="7.922cm">
          <text:p text:style-name="P1">EFLAG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57cm" svg:y1="9.958cm" svg:x2="14.57cm" svg:y2="12.707cm">
          <text:p/>
        </draw:line>
        <draw:frame draw:style-name="gr4" draw:text-style-name="P2" draw:id="id1" draw:layer="layout" svg:width="11.7cm" svg:height="1.425cm" svg:x="15.24cm" svg:y="18.625cm">
          <draw:text-box>
            <text:p text:style-name="P2">base = (unsigned int *)kmalloc(STACK_SIZE);</text:p>
          </draw:text-box>
        </draw:frame>
        <draw:connector draw:style-name="gr5" draw:text-style-name="P1" draw:layer="layout" svg:x1="15.24cm" svg:y1="19.337cm" svg:x2="14.57cm" svg:y2="17.524cm" draw:start-shape="id1" draw:end-shape="id2" draw:end-glue-point="2" svg:d="m15240 19337h-670v-1813">
          <text:p/>
        </draw:connector>
        <draw:frame draw:style-name="gr6" draw:text-style-name="P2" draw:layer="layout" svg:width="2.25cm" svg:height="0.839cm" svg:x="9.775cm" svg:y="17.066cm">
          <draw:text-box>
            <text:p text:style-name="P2">0x0000</text:p>
          </draw:text-box>
        </draw:frame>
        <draw:frame draw:style-name="gr7" draw:text-style-name="P2" draw:layer="layout" svg:width="5.243cm" svg:height="1.427cm" svg:x="6.943cm" svg:y="7.612cm">
          <draw:text-box>
            <text:p text:style-name="P2">0x0000+STACK_SIZE</text:p>
          </draw:text-box>
        </draw:frame>
        <draw:frame draw:style-name="gr8" draw:text-style-name="P2" draw:id="id3" draw:layer="layout" svg:width="10.795cm" svg:height="1.396cm" svg:x="2.905cm" svg:y="6.08cm">
          <draw:text-box>
            <text:p text:style-name="P2">offset = base+STACK_SIZE;</text:p>
          </draw:text-box>
        </draw:frame>
        <draw:connector draw:style-name="gr9" draw:text-style-name="P1" draw:layer="layout" svg:x1="13.7cm" svg:y1="6.778cm" svg:x2="14.57cm" svg:y2="7.922cm" draw:start-shape="id3" draw:start-glue-point="1" draw:end-shape="id4" draw:end-glue-point="0" svg:d="m13700 6778h870v1144">
          <text:p/>
        </draw:connector>
        <draw:line draw:style-name="gr10" draw:text-style-name="P1" draw:layer="layout" svg:x1="12.186cm" svg:y1="7.903cm" svg:x2="12.186cm" svg:y2="14.775cm">
          <text:p/>
        </draw:line>
        <draw:frame draw:style-name="gr11" draw:text-style-name="P2" draw:layer="layout" svg:width="3.814cm" svg:height="2.749cm" svg:x="8.372cm" svg:y="9.735cm">
          <draw:text-box>
            <text:p text:style-name="P2">Stack grows downyard</text:p>
          </draw:text-box>
        </draw:frame>
        <draw:frame draw:style-name="gr12" draw:layer="layout" svg:width="0.502cm" svg:height="1.826cm" svg:x="19.415cm" svg:y="9.89cm">
          <draw:text-box>
            <text:p/>
          </draw:text-box>
        </draw:frame>
        <draw:frame draw:style-name="gr13" draw:text-style-name="P3" draw:id="id5" draw:layer="layout" svg:width="17.145cm" svg:height="1.27cm" svg:x="5.445cm" svg:y="4.175cm">
          <draw:text-box>
            <text:p text:style-name="P3">stackframe *stack = (stackframe *)offset-sizeof(stackframe)-1;</text:p>
          </draw:text-box>
        </draw:frame>
        <draw:connector draw:style-name="gr14" draw:text-style-name="P4" draw:layer="layout" svg:x1="22.59cm" svg:y1="4.81cm" svg:x2="16.477cm" svg:y2="14.081cm" draw:start-shape="id5" draw:start-glue-point="1" draw:end-shape="id6" draw:end-glue-point="1" svg:d="m22590 4810h501v9271h-66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savatage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MetallicA OLD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co </meta:initial-creator>
    <meta:creation-date>2010-07-19T15:37:55</meta:creation-date>
    <dc:date>2010-07-19T15:50:18</dc:date>
    <dc:creator>Marco </dc:creator>
    <meta:editing-duration>PT00H12M23S</meta:editing-duration>
    <meta:editing-cycles>1</meta:editing-cycles>
    <meta:document-statistic meta:object-count="15"/>
    <meta:generator>OpenOffice.org/3.2$Linux OpenOffice.org_project/320m12$Build-9483</meta:generator>
  </office:meta>
</office:document-meta>
</file>